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izza">
            <text:p>pizza</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ete">
            <text:p>kids/midi/ete</text:p>
          </table:table-cell>
          <table:table-cell office:value-type="string" office:value="pique-nique">
            <text:p>pique-nique</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fenouil_purée_pommes_de_terre">
            <text:p>poisson_fenouil_purée_pommes_de_terre</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pe de poisson">
            <text:p>Soupe de pois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mates Mozzarella">
            <text:p>Tomates Mozzarel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Moules frites">
            <text:p>Moules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vegan">
            <text:p>kids/midi/vegan</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